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Exasperated</text:h>
      <text:p text:style-name="Text_20_body">I didn't write this sestina yesterday.<text:line-break/>It's the first time I fell behind in my task<text:line-break/>and hopefully, the only time it will.<text:line-break/>This means that today I must write two<text:line-break/>sestinas. If I don't write them today, I<text:line-break/>will have to write two later down the line.</text:p>
      <text:p text:style-name="Text_20_body">Although I feel I'm slogging through each line<text:line-break/>I think I'm doing better every day,<text:line-break/>though maybe this is wishful thinking: I<text:line-break/>showed my friend my just-completed task<text:line-break/>two days ago (my God, was it two<text:line-break/>entire days? I've no idea what I'll</text:p>
      <text:p text:style-name="Text_20_body">do after thirty-nine days. I think I'll<text:line-break/>feel like Inigo Montoya, who'd been in the line<text:line-break/>of revenging for so long, he didn't know what to<text:line-break/>do with the rest of his life), and he deigned<text:line-break/>to be polite, but I could tell the task<text:line-break/>was hard for him. He told me finally that I</text:p>
      <text:p text:style-name="Text_20_body">had made a noble effort, but that ultimately I<text:line-break/>failed. So my question: when will<text:line-break/>I be a decent sestina writer? For this is my task.<text:line-break/>Maybe if I just keep cranking out line after line<text:line-break/>I'll finally figure it out. Maybe one more day<text:line-break/>or another week will do it, or maybe I'll need two,</text:p>
      <text:p text:style-name="Text_20_body">or maybe it'll never happen. Maybe a sestina's too<text:line-break/>involved, too much weaving of words too fine, and I<text:line-break/>will never write a good one, even on my best day,<text:line-break/>even if I employ all my skill and all my will.<text:line-break/>I'm not used to writing poems with thirty-nine lines,<text:line-break/>that must be the problem, must be why this task</text:p>
      <text:p text:style-name="Text_20_body">is Herculean. He only had to finish twelve tasks,<text:line-break/>and I have one less one thousand, five hundred twenty-two,<text:line-break/>and it's nothing but complaining lines<text:line-break/>about how hard it is to be a person. I<text:line-break/>am getting sick of myself with these poems, and will<text:line-break/>soon be loathe to get out of bed every day.</text:p>
      <text:p text:style-name="Text_20_body">But I tasked myself with this, which may be the worst I<text:line-break/>ever do to myself. I thought a poem NaNoWriMo would<text:line-break/>be fun, would line my resume, give me something I could publish some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sperated</dc:title>
  </office:meta>
</office:document-meta>
</file>